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900000225E116D1B4C2D9CF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0b1" officeooo:paragraph-rsid="000c60b1"/>
    </style:style>
    <style:style style:name="P2" style:family="paragraph">
      <loext:graphic-properties draw:fill-color="#990000"/>
      <style:paragraph-properties fo:text-align="center"/>
    </style:style>
    <style:style style:name="P3" style:family="paragraph">
      <loext:graphic-properties draw:fill="none" draw:fill-color="#ffffff"/>
      <style:text-properties fo:color="#004586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800000"/>
    </style:style>
    <style:style style:name="T1" style:family="text">
      <style:text-properties fo:color="#004586" fo:font-size="40pt" fo:font-weight="bold" style:font-size-asian="32pt" style:font-weight-asian="bold" style:font-size-complex="40pt" style:font-weight-complex="bold"/>
    </style:style>
    <style:style style:name="T2" style:family="text">
      <style:text-properties fo:color="#004586" fo:font-size="36pt" fo:font-weight="bold" style:font-size-asian="28pt" style:font-weight-asian="bold" style:font-size-complex="36pt" style:font-weight-complex="bold"/>
    </style:style>
    <style:style style:name="T3" style:family="text">
      <style:text-properties fo:color="#800000" fo:font-size="40pt" style:font-size-asian="32pt" style:font-size-complex="4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draw:marker-start-width="0.228in" draw:marker-end-width="0.228in" draw:fill-color="#99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201in" svg:stroke-color="#990000" draw:marker-start-width="0.3173in" draw:marker-end-width="0.3173in" draw:fill-color="#990000" draw:textarea-horizontal-align="center" draw:textarea-vertical-align="middle" fo:padding-top="0.0583in" fo:padding-bottom="0.0583in" fo:padding-left="0.0583in" fo:padding-right="0.0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0291in" svg:y="0.0071in" svg:width="6.9252in" svg:height="6.4992in" draw:z-index="0"><draw:image xlink:href="Pictures/100002010000024900000225E116D1B4C2D9CF34.png" xlink:type="simple" xlink:show="embed" xlink:actuate="onLoad"/></draw:frame><draw:line text:anchor-type="paragraph" draw:z-index="1" draw:name="Shape1" draw:style-name="gr1" draw:text-style-name="P2" svg:x1="1.2654in" svg:y1="0.9965in" svg:x2="4.3307in" svg:y2="5.4008in"><text:p/></draw:line><draw:line text:anchor-type="paragraph" draw:z-index="2" draw:name="Shape2" draw:style-name="gr1" draw:text-style-name="P2" svg:x1="4.3209in" svg:y1="5.4504in" svg:x2="1.5728in" svg:y2="5.252in"><text:p/></draw:line><draw:line text:anchor-type="paragraph" draw:z-index="3" draw:name="Shape3" draw:style-name="gr1" draw:text-style-name="P2" svg:x1="1.2654in" svg:y1="0.9965in" svg:x2="1.4933in" svg:y2="4.9839in"><text:p/></draw:line><draw:frame text:anchor-type="paragraph" draw:z-index="4" draw:name="Shape4" draw:style-name="gr2" draw:text-style-name="P3" svg:width="1.3496in" svg:height="0.6949in" svg:x="3.1299in" svg:y="2.9909in"><draw:text-box><text:p><text:span text:style-name="T1">c=p´´</text:span></text:p></draw:text-box></draw:frame><draw:frame text:anchor-type="paragraph" draw:z-index="5" draw:name="Shape5" draw:style-name="gr3" draw:text-style-name="P3" svg:width="0.4268in" svg:height="0.6488in" svg:x="2.9917in" svg:y="5.4508in"><draw:text-box><text:p><text:span text:style-name="T2">a</text:span></text:p></draw:text-box></draw:frame><draw:frame text:anchor-type="paragraph" draw:z-index="6" draw:name="Shape5" draw:style-name="gr4" draw:text-style-name="P3" svg:width="0.387in" svg:height="0.5768in" svg:x="0.8783in" svg:y="3.2984in"><draw:text-box><text:p><text:span text:style-name="T2">b</text:span></text:p></draw:text-box></draw:frame><draw:ellipse text:anchor-type="paragraph" draw:z-index="7" draw:name="Shape6" draw:style-name="gr5" draw:text-style-name="P2" svg:width="0.913in" svg:height="0.9232in" svg:x="1.0173in" svg:y="4.8575in" draw:kind="arc" draw:start-angle="5.07" draw:end-angle="88.93"><text:p/></draw:ellipse><draw:frame text:anchor-type="paragraph" draw:z-index="8" draw:name="Shape7" draw:style-name="gr6" draw:text-style-name="P4" svg:width="0.576in" svg:height="0.6398in" svg:x="2.0193in" svg:y="4.3937in"><draw:text-box><text:p><text:span text:style-name="T3">γ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3:59:53.679618055</meta:creation-date>
    <dc:date>2017-11-25T14:35:03.977827615</dc:date>
    <meta:editing-duration>PT4M1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